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rategie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A1:.A5000])" office:value-type="float" office:value="96.6696" calcext:value-type="float">
            <text:p>96,669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Standardabweichung</text:p>
          </table:table-cell>
          <table:table-cell table:formula="of:=STDEV([.A1:.A5000])" office:value-type="float" office:value="2.83104906488065" calcext:value-type="float">
            <text:p>2,831049064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A1:.A5000]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A1:.A5000])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1"/>
          <table:table-cell office:value-type="string" calcext:value-type="string">
            <text:p>A1:A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office:value-type="string" calcext:value-type="string">
            <text:p>A1:A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5T16:17:10.009951067</dc:date>
    <meta:editing-duration>PT2M37S</meta:editing-duration>
    <meta:editing-cycles>1</meta:editing-cycles>
    <meta:document-statistic meta:table-count="1" meta:cell-count="5010" meta:object-count="0"/>
    <meta:generator>LibreOffice/5.1.6.2$Linux_X86_64 LibreOffice_project/10m0$Build-2</meta:generator>
  </office:meta>
</office:document-meta>
</file>